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2d9fe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2d9fe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2d9fe3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239786" officeooo:paragraph-rsid="002dcee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39786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efaed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2f8dfb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20" style:family="paragraph" style:parent-style-name="Standard" style:list-style-name="L5">
      <style:text-properties style:text-line-through-style="none" style:text-line-through-type="none" style:font-name="DejaVu Sans Condensed" fo:font-size="12pt" officeooo:rsid="002f8dfb" officeooo:paragraph-rsid="002f8dfb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" fo:font-size="12pt" officeooo:rsid="002f8dfb" officeooo:paragraph-rsid="002f8dfb" style:font-size-asian="12pt" style:font-size-complex="12pt"/>
    </style:style>
    <style:style style:name="P22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2efaed" style:font-size-asian="12pt" style:font-size-complex="12pt"/>
    </style:style>
    <style:style style:name="P24" style:family="paragraph" style:parent-style-name="Standard" style:list-style-name="L11">
      <style:text-properties style:text-line-through-style="none" style:text-line-through-type="none" style:font-name="DejaVu Sans Condensed" fo:font-size="12pt" officeooo:rsid="002efaed" officeooo:paragraph-rsid="002efaed" style:font-size-asian="12pt" style:font-size-complex="12pt"/>
    </style:style>
    <style:style style:name="P25" style:family="paragraph" style:parent-style-name="Standard" style:list-style-name="L14">
      <style:text-properties style:text-line-through-style="none" style:text-line-through-type="none" style:font-name="DejaVu Sans Condensed" fo:font-size="12pt" officeooo:rsid="00303298" officeooo:paragraph-rsid="0030d356" style:font-size-asian="12pt" style:font-size-complex="12pt"/>
    </style:style>
    <style:style style:name="P26" style:family="paragraph" style:parent-style-name="Standard" style:list-style-name="L7">
      <style:text-properties style:text-line-through-style="none" style:text-line-through-type="none" officeooo:paragraph-rsid="00253284"/>
    </style:style>
    <style:style style:name="P27" style:family="paragraph" style:parent-style-name="Standard" style:list-style-name="L7">
      <style:text-properties style:text-line-through-style="none" style:text-line-through-type="none" officeooo:paragraph-rsid="002ebaf1"/>
    </style:style>
    <style:style style:name="P28" style:family="paragraph" style:parent-style-name="Standard" style:list-style-name="L8">
      <style:text-properties style:text-line-through-style="none" style:text-line-through-type="none" officeooo:paragraph-rsid="00116df3"/>
    </style:style>
    <style:style style:name="P29" style:family="paragraph" style:parent-style-name="Standard" style:list-style-name="L12">
      <style:text-properties style:text-line-through-style="none" style:text-line-through-type="non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dceee" style:font-size-asian="12pt" style:font-size-complex="12pt"/>
    </style:style>
    <style:style style:name="T9" style:family="text">
      <style:text-properties style:font-name="DejaVu Sans Condensed" fo:font-size="12pt" officeooo:rsid="002ebaf1" style:font-size-asian="12pt" style:font-size-complex="12pt"/>
    </style:style>
    <style:style style:name="T10" style:family="text">
      <style:text-properties style:font-name="DejaVu Sans Condensed" fo:font-size="12pt" fo:font-weight="bold" officeooo:rsid="002ac01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ccf6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a35d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a8b70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95ba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c5ef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officeooo:rsid="00216278"/>
    </style:style>
    <style:style style:name="T20" style:family="text">
      <style:text-properties officeooo:rsid="00221931"/>
    </style:style>
    <style:style style:name="T21" style:family="text">
      <style:text-properties officeooo:rsid="0035db3e"/>
    </style:style>
    <style:style style:name="T22" style:family="text">
      <style:text-properties officeooo:rsid="002dceee"/>
    </style:style>
    <style:style style:name="T23" style:family="text">
      <style:text-properties officeooo:rsid="002efaed"/>
    </style:style>
    <style:style style:name="T24" style:family="text">
      <style:text-properties officeooo:rsid="002f8df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6"><text:span text:style-name="T10">1</text:span><text:span text:style-name="T11">0</text:span><text:span text:style-name="T10">3</text:span><text:span text:style-name="T12"> </text:span><text:span text:style-name="T13">- </text:span><text:span text:style-name="T14">Controls - </text:span><text:span text:style-name="T15">P</text:span><text:span text:style-name="T14">ilot</text:span><text:span text:style-name="T16"> - </text:span><text:span text:style-name="T17">Throttle </text:span><text:span text:style-name="T12">B</text:span><text:span text:style-name="T18">ase</text:span></text:p>
      <text:p text:style-name="P3">U=Up, D=Down, F=Forward, B=Backward, L=Left, R=Right, P=Press, S-*=Shift-<text:span text:style-name="T3">*</text:span>, L-*=Long-<text:span text:style-name="T3">*</text:span></text:p>
      <text:p text:style-name="P4"/>
      <text:p text:style-name="P4">Mode selector -- <text:span text:style-name="T22">Selective Jettison Control</text:span></text:p>
      <text:list text:style-name="L1">
        <text:list-item>
          <text:p text:style-name="P7">1: <text:span text:style-name="T22">Selective Jettison Control - OFF</text:span></text:p>
        </text:list-item>
        <text:list-item>
          <text:p text:style-name="P7">2: <text:span text:style-name="T22">Selective Jettison Control - STORES</text:span></text:p>
        </text:list-item>
        <text:list-item>
          <text:p text:style-name="P8">3: <text:span text:style-name="T22">--</text:span></text:p>
        </text:list-item>
        <text:list-item>
          <text:p text:style-name="P8">4: <text:span text:style-name="T22">--</text:span></text:p>
        </text:list-item>
        <text:list-item>
          <text:p text:style-name="P8">5: <text:span text:style-name="T22">--</text:span></text:p>
        </text:list-item>
      </text:list>
      <text:p text:style-name="P4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4">T1 switch</text:p>
      <text:list text:style-name="L3">
        <text:list-item>
          <text:p text:style-name="P10">F: --</text:p>
        </text:list-item>
      </text:list>
      <text:p text:style-name="P4">T2 switch</text:p>
      <text:list text:style-name="L4">
        <text:list-item>
          <text:p text:style-name="P11">F: <text:span text:style-name="T22">Selective Jettison button</text:span></text:p>
        </text:list-item>
      </text:list>
      <text:p text:style-name="P4">T3 switch</text:p>
      <text:list text:style-name="L5">
        <text:list-item>
          <text:p text:style-name="P15">F: <text:span text:style-name="T24">RDR MSL switch - CW ON</text:span></text:p>
        </text:list-item>
        <text:list-item>
          <text:p text:style-name="P20">B: RDR MSL switch - STBY</text:p>
        </text:list-item>
      </text:list>
      <text:p text:style-name="P4">T4 switch</text:p>
      <text:list text:style-name="L6">
        <text:list-item>
          <text:p text:style-name="P16">F: <text:span text:style-name="T24">DSCG Screen switch - RADAR</text:span></text:p>
        </text:list-item>
        <text:list-item>
          <text:p text:style-name="P21">B: DSCG Screen switch - TV</text:p>
        </text:list-item>
      </text:list>
      <text:p text:style-name="P4">Lighted Buttons</text:p>
      <text:list text:style-name="L7">
        <text:list-item>
          <text:p text:style-name="P26"><text:span text:style-name="T6">B1</text:span><text:span text:style-name="T7">: </text:span><text:span text:style-name="T9">Left engine idle detent ON</text:span><text:span text:style-name="T8"><text:tab/></text:span><text:span text:style-name="T9"><text:tab/></text:span><text:span text:style-name="T6">B2: Master Arm ON<text:tab/><text:tab/>B3: </text:span><text:span text:style-name="T9">Right engine idle detent ON</text:span></text:p>
        </text:list-item>
        <text:list-item>
          <text:p text:style-name="P27"><text:span text:style-name="T9">S-</text:span><text:span text:style-name="T6">B1</text:span><text:span text:style-name="T7">: </text:span><text:span text:style-name="T9">Left engine idle detent OFF</text:span><text:span text:style-name="T8"><text:tab/></text:span><text:span text:style-name="T9"><text:tab/><text:tab/></text:span><text:span text:style-name="T6"><text:tab/><text:tab/></text:span><text:span text:style-name="T9">S-</text:span><text:span text:style-name="T6">B3: </text:span><text:span text:style-name="T9">Right engine idle detent OFF</text:span></text:p>
        </text:list-item>
      </text:list>
      <text:list text:style-name="L8">
        <text:list-item>
          <text:p text:style-name="P28"><text:span text:style-name="T6">B4: </text:span><text:span text:style-name="T9">Left engine ignition</text:span><text:span text:style-name="T8"><text:tab/><text:tab/><text:tab/></text:span><text:span text:style-name="T6">B5: Master Arm OFF<text:tab/>B6: </text:span><text:span text:style-name="T9">Right engine ignition</text:span></text:p>
        </text:list-item>
      </text:list>
      <text:p text:style-name="P4">T5 switch -- <text:span text:style-name="T19">Landing </text:span>Gear and Hook</text:p>
      <text:list text:style-name="L9">
        <text:list-item>
          <text:p text:style-name="P12">U/D: <text:span text:style-name="T20">Landing </text:span>Gear up/down</text:p>
        </text:list-item>
        <text:list-item>
          <text:p text:style-name="P22"><text:span text:style-name="T2">S-U/</text:span><text:span text:style-name="T1">S-</text:span><text:span text:style-name="T2">D: Hook up/down</text:span></text:p>
        </text:list-item>
      </text:list>
      <text:p text:style-name="P4">T6 switch -- Flaps and <text:span text:style-name="T23">Drag chute</text:span></text:p>
      <text:list text:style-name="L10">
        <text:list-item>
          <text:p text:style-name="P13">U<text:span text:style-name="T23">: Flaps/Slats switch step up</text:span></text:p>
        </text:list-item>
        <text:list-item>
          <text:p text:style-name="P13">D: Flaps<text:span text:style-name="T23">/Slats</text:span> switch <text:span text:style-name="T23">step down</text:span></text:p>
        </text:list-item>
        <text:list-item>
          <text:p text:style-name="P23"><text:span text:style-name="T2">S-U</text:span><text:span text:style-name="T23">: Drag chute cut</text:span></text:p>
        </text:list-item>
        <text:list-item>
          <text:p text:style-name="P23"><text:span text:style-name="T1">S-</text:span><text:span text:style-name="T2">D: </text:span><text:span text:style-name="T23">Drag chute deploy</text:span></text:p>
        </text:list-item>
      </text:list>
      <text:p text:style-name="P4">T7 switch -- Canopy</text:p>
      <text:list text:style-name="L11">
        <text:list-item>
          <text:p text:style-name="P14">U: Canopy up</text:p>
        </text:list-item>
        <text:list-item>
          <text:p text:style-name="P24">D: Canopy down</text:p>
        </text:list-item>
      </text:list>
      <text:p text:style-name="P4">E1 dial -- <text:span text:style-name="T1">Kneeboard</text:span></text:p>
      <text:list text:style-name="L12">
        <text:list-item>
          <text:p text:style-name="P17">P: Kneeboard toggle</text:p>
        </text:list-item>
        <text:list-item>
          <text:p text:style-name="P29"><text:span text:style-name="T5">L/R</text:span><text:span text:style-name="T6">: Flip pages</text:span></text:p>
        </text:list-item>
      </text:list>
      <text:list text:style-name="L13">
        <text:list-item>
          <text:p text:style-name="P18">S-Rotate: RWR volume up/down</text:p>
        </text:list-item>
      </text:list>
      <text:p text:style-name="P4">E2 dial -- <text:span text:style-name="T1">NVGs</text:span></text:p>
      <text:list text:style-name="L14">
        <text:list-item>
          <text:p text:style-name="P19">P: Toggle NVGs on/off</text:p>
        </text:list-item>
        <text:list-item>
          <text:p text:style-name="P19"><text:span text:style-name="T4">L/R</text:span>: NVG gain up/dow<text:span text:style-name="T22">n</text:span></text:p>
        </text:list-item>
        <text:list-item>
          <text:p text:style-name="P25">S-Rotate: Aural Tone volume up/down (Shrike seeker volume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22:52:43.714000000</dc:date>
    <meta:editing-duration>PT3H39S</meta:editing-duration>
    <meta:editing-cycles>3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9" meta:word-count="256" meta:character-count="1238" meta:non-whitespace-character-count="1052"/>
  </office:meta>
</office:document-meta>
</file>